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c453" officeooo:paragraph-rsid="0013c453"/>
    </style:style>
    <style:style style:name="P2" style:family="paragraph" style:parent-style-name="Standard" style:list-style-name="L2">
      <style:text-properties officeooo:rsid="0013c453" officeooo:paragraph-rsid="0013c453"/>
    </style:style>
    <style:style style:name="P3" style:family="paragraph" style:parent-style-name="Standard">
      <style:paragraph-properties fo:text-align="center" style:justify-single-word="false"/>
      <style:text-properties fo:font-size="14pt" officeooo:rsid="0013c453" officeooo:paragraph-rsid="0013c453" style:font-size-asian="14pt" style:font-size-complex="14pt"/>
    </style:style>
    <style:style style:name="P4" style:family="paragraph" style:parent-style-name="Standard">
      <style:text-properties officeooo:rsid="001586a7" officeooo:paragraph-rsid="001586a7"/>
    </style:style>
    <style:style style:name="P5" style:family="paragraph" style:parent-style-name="Standard">
      <style:text-properties officeooo:rsid="00176561" officeooo:paragraph-rsid="00176561"/>
    </style:style>
    <style:style style:name="P6" style:family="paragraph" style:parent-style-name="Standard" style:list-style-name="L2">
      <style:text-properties officeooo:paragraph-rsid="00176561"/>
    </style:style>
    <style:style style:name="T1" style:family="text">
      <style:text-properties officeooo:rsid="001586a7"/>
    </style:style>
    <style:style style:name="T2" style:family="text">
      <style:text-properties officeooo:rsid="00176561"/>
    </style:style>
    <style:style style:name="T3" style:family="text">
      <style:text-properties fo:font-weight="normal" officeooo:rsid="00176561"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2C Translator</text:p>
      <text:p text:style-name="P1"/>
      <text:p text:style-name="P1"/>
      <text:list xml:id="list2654430779" text:style-name="L2">
        <text:list-item>
          <text:p text:style-name="P6"><text:span text:style-name="T3">ARCHITECTURE OVERVIEW</text:span></text:p>
        </text:list-item>
      </text:list>
      <text:p text:style-name="P1"><text:s text:c="14"/></text:p>
      <text:p text:style-name="P1"><text:s text:c="12"/><text:tab/><text:span text:style-name="T1">Aim was to design an FPGA-based I2C address translator to allow a single device’s i2c address to be dynamically remapped, enabling it to coexist with other devices that may have the same device address.</text:span></text:p>
      <text:p text:style-name="P1"/>
      <text:p text:style-name="P5">IMG1 A</text:p>
      <text:p text:style-name="P1"/>
      <text:p text:style-name="P1"><text:s text:c="23"/><text:span text:style-name="T1">The transalator needs the capability to identify the virtual address send by i2c master in its transaction, mappin the virtual address of the slave to the desired i2c bus of the slave keeping rest slave lines in idle and perform the transactions seamlessly.</text:span></text:p>
      <text:p text:style-name="P1"/>
      <text:p text:style-name="P1"/>
      <text:p text:style-name="P5">IMG2 B</text:p>
      <text:p text:style-name="P1"/>
      <text:p text:style-name="P1"/>
      <text:p text:style-name="P1"><text:tab/><text:span text:style-name="T1">For receiving the I2C Transaction Data from the I2C Master theres the need of the I2C Slave (here, Upstream Slave) whereas, for sending the received byte to the desired slave, theres need of the I2C Master (here, Downstream Master)</text:span></text:p>
      <text:p text:style-name="P1"/>
      <text:p text:style-name="P1"><text:tab/><text:span text:style-name="T1">Hence the design consists of a top module that consists of two modules viz., </text:span></text:p>
      <text:p text:style-name="P4"><text:tab/><text:tab/>a) Upstream Slave</text:p>
      <text:p text:style-name="P4"><text:tab/><text:tab/>b) Downstream Master</text:p>
      <text:p text:style-name="P1"/>
      <text:p text:style-name="P1"/>
      <text:p text:style-name="P1"/>
      <text:p text:style-name="P1"/>
      <text:list xml:id="list174149028733126" text:continue-numbering="true" text:style-name="L2">
        <text:list-item>
          <text:p text:style-name="P2">FSM/Logic Explanation</text:p>
        </text:list-item>
      </text:list>
      <text:p text:style-name="P1"/>
      <text:p text:style-name="P1"><text:tab/><text:tab/><text:span text:style-name="T2">As mentioned in the architecture, there are two modules, both are having separated Finite State Machine both are working integratedly for completion of the i2c transaction initiated by the master.</text:span></text:p>
      <text:p text:style-name="P1"/>
      <text:p text:style-name="P1"><text:tab/><text:tab/><text:span text:style-name="T2">In I2C Standard, the i2c master is the main orchestrator behind the transaction. This gives master the ability to start and stop the transaction as and when required by it. So hearing for the transaction initiation and termination is a must in the design of the i2c translator.</text:span></text:p>
      <text:p text:style-name="P1"><text:s/><text:tab/></text:p>
      <text:p text:style-name="P1"><text:tab/><text:tab/><text:span text:style-name="T2">By reading the lines of the i2c master for having proper detection of the START &amp; STOP of the transaction, the logic to reset the states of the state machines of both the modules is implemented.</text:span></text:p>
      <text:p text:style-name="P1"/>
      <text:p text:style-name="P1"/>
      <text:p text:style-name="P1"><text:tab/><text:span text:style-name="T2">a. <text:s text:c="2"/>FSM Design for Upstream Slave</text:span></text:p>
      <text:p text:style-name="P1"><text:tab/><text:tab/></text:p>
      <text:p text:style-name="P1"/>
      <text:p text:style-name="P1"/>
      <text:p text:style-name="P1"><text:tab/><text:span text:style-name="T2">b. <text:s text:c="2"/>FSM Design for Downstream Master</text:span></text:p>
      <text:p text:style-name="P1"/>
      <text:p text:style-name="P1"/>
      <text:p text:style-name="P1"><text:soft-page-break/></text:p>
      <text:list xml:id="list174148095120985" text:continue-numbering="true" text:style-name="L2">
        <text:list-item>
          <text:p text:style-name="P2">Implementation of Address Translation</text:p>
        </text:list-item>
        <text:list-item>
          <text:p text:style-name="P2">Design Challenges Faced</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7T16:41:30.384207466</meta:creation-date>
    <dc:date>2025-09-07T17:41:47.469489122</dc:date>
    <meta:editing-duration>PT8M46S</meta:editing-duration>
    <meta:editing-cycles>1</meta:editing-cycles>
    <meta:document-statistic meta:table-count="0" meta:image-count="0" meta:object-count="0" meta:page-count="2" meta:paragraph-count="21" meta:word-count="283" meta:character-count="1742" meta:non-whitespace-character-count="1408"/>
    <meta:generator>LibreOffice/7.3.7.2$Linux_X86_64 LibreOffice_project/30$Build-2</meta:generator>
  </office:meta>
</office:document-meta>
</file>